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173cm"/>
    </style:style>
    <style:style style:name="ro1"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automatic-find-labels="false" table:use-regular-expressions="false" table:use-wildcards="true"/>
      <table:table table:name="Hoja1" table:style-name="ta1">
        <table:table-column table:style-name="co1" table:number-columns-repeated="1024" table:default-cell-style-name="ce1"/>
        <table:table-row table:style-name="ro1">
          <table:table-cell office:value-type="string" calcext:value-type="string">
            <text:p>TITULO</text:p>
          </table:table-cell>
          <table:table-cell office:value-type="string" calcext:value-type="string">
            <text:p>Noticias del gran mundo</text:p>
          </table:table-cell>
          <table:table-cell office:value-type="string" calcext:value-type="string">
            <text:p>Inmune</text:p>
          </table:table-cell>
          <table:table-cell office:value-type="string" calcext:value-type="string">
            <text:p>Fast &amp; Furious 9</text:p>
          </table:table-cell>
          <table:table-cell office:value-type="string" calcext:value-type="string">
            <text:p>Venom: Habrá Matanza</text:p>
          </table:table-cell>
          <table:table-cell office:value-type="string" calcext:value-type="string">
            <text:p>Los Eternos</text:p>
          </table:table-cell>
          <table:table-cell office:value-type="string" calcext:value-type="string">
            <text:p>Mission: Impossible 7</text:p>
          </table:table-cell>
          <table:table-cell office:value-type="string" calcext:value-type="string">
            <text:p>Cazafantasmas: Más allá</text:p>
          </table:table-cell>
          <table:table-cell table:number-columns-repeated="1016"/>
        </table:table-row>
        <table:table-row table:style-name="ro1">
          <table:table-cell office:value-type="string" calcext:value-type="string">
            <text:p>AÑO</text:p>
          </table:table-cell>
          <table:table-cell table:number-columns-repeated="2" office:value-type="float" office:value="2020" calcext:value-type="float">
            <text:p>2020</text:p>
          </table:table-cell>
          <table:table-cell table:number-columns-repeated="5" office:value-type="float" office:value="2021" calcext:value-type="float">
            <text:p>2021</text:p>
          </table:table-cell>
          <table:table-cell table:number-columns-repeated="1016"/>
        </table:table-row>
        <table:table-row table:style-name="ro1">
          <table:table-cell office:value-type="string" calcext:value-type="string">
            <text:p>DIRECTOR</text:p>
          </table:table-cell>
          <table:table-cell office:value-type="string" calcext:value-type="string">
            <text:p>Paul Greengrass</text:p>
          </table:table-cell>
          <table:table-cell office:value-type="string" calcext:value-type="string">
            <text:p>Adam Mason</text:p>
          </table:table-cell>
          <table:table-cell office:value-type="string" calcext:value-type="string">
            <text:p>Justin Lin</text:p>
          </table:table-cell>
          <table:table-cell office:value-type="string" calcext:value-type="string">
            <text:p>Andy Serkis</text:p>
          </table:table-cell>
          <table:table-cell office:value-type="string" calcext:value-type="string">
            <text:p>Chloé Zhao</text:p>
          </table:table-cell>
          <table:table-cell office:value-type="string" calcext:value-type="string">
            <text:p>Christopher McQuarrie</text:p>
          </table:table-cell>
          <table:table-cell office:value-type="string" calcext:value-type="string">
            <text:p>Jason Reitman</text:p>
          </table:table-cell>
          <table:table-cell table:number-columns-repeated="1016"/>
        </table:table-row>
        <table:table-row table:style-name="ro1">
          <table:table-cell office:value-type="string" calcext:value-type="string">
            <text:p>GENERO</text:p>
          </table:table-cell>
          <table:table-cell office:value-type="string" calcext:value-type="string">
            <text:p>Western. Aventuras. Acción.</text:p>
          </table:table-cell>
          <table:table-cell office:value-type="string" calcext:value-type="string">
            <text:p>Drama. Romance. Intriga | Pandemias.</text:p>
          </table:table-cell>
          <table:table-cell office:value-type="string" calcext:value-type="string">
            <text:p>Acción | Coches/Automovilismo</text:p>
          </table:table-cell>
          <table:table-cell office:value-type="string" calcext:value-type="string">
            <text:p>Fantástico. Acción | Superhéroes</text:p>
          </table:table-cell>
          <table:table-cell/>
          <table:table-cell office:value-type="string" calcext:value-type="string">
            <text:p>Thriller. Acción | Secuela.</text:p>
          </table:table-cell>
          <table:table-cell office:value-type="string" calcext:value-type="string">
            <text:p>Finn Wolfhard, Carrie Coon, Mckenna Grace, Sigourney Weaver,</text:p>
          </table:table-cell>
          <table:table-cell table:number-columns-repeated="1016"/>
        </table:table-row>
        <table:table-row table:style-name="ro1">
          <table:table-cell office:value-type="string" calcext:value-type="string">
            <text:p>DURACION</text:p>
          </table:table-cell>
          <table:table-cell office:value-type="string" calcext:value-type="string">
            <text:p>118 min.</text:p>
          </table:table-cell>
          <table:table-cell office:value-type="string" calcext:value-type="string">
            <text:p>90 min.</text:p>
          </table:table-cell>
          <table:table-cell office:value-type="string" calcext:value-type="string">
            <text:p>95min.</text:p>
          </table:table-cell>
          <table:table-cell office:value-type="string" calcext:value-type="string">
            <text:p>120min</text:p>
          </table:table-cell>
          <table:table-cell office:value-type="string" calcext:value-type="string">
            <text:p>90min.</text:p>
          </table:table-cell>
          <table:table-cell office:value-type="string" calcext:value-type="string">
            <text:p>105min.</text:p>
          </table:table-cell>
          <table:table-cell office:value-type="string" calcext:value-type="string">
            <text:p>110min.</text:p>
          </table:table-cell>
          <table:table-cell table:number-columns-repeated="1016"/>
        </table:table-row>
        <table:table-row table:style-name="ro1">
          <table:table-cell office:value-type="string" calcext:value-type="string">
            <text:p>ESCRITOR</text:p>
          </table:table-cell>
          <table:table-cell table:number-columns-repeated="1023"/>
        </table:table-row>
        <table:table-row table:style-name="ro1">
          <table:table-cell office:value-type="string" calcext:value-type="string">
            <text:p>ACTORES PPALES</text:p>
          </table:table-cell>
          <table:table-cell office:value-type="string" calcext:value-type="string">
            <text:p>Tom Hanks, Helena Zengel, Neil Sandilands, Elizabeth Marvel, Ray McKinnon,</text:p>
          </table:table-cell>
          <table:table-cell office:value-type="string" calcext:value-type="string">
            <text:p>K.J. Apa, Sofia Carson, Demi Moore, Bradley Whitford,</text:p>
          </table:table-cell>
          <table:table-cell office:value-type="string" calcext:value-type="string">
            <text:p>Vin Diesel, Charlize Theron, Jordana Brewster, Michelle Rodriguez,</text:p>
          </table:table-cell>
          <table:table-cell office:value-type="string" calcext:value-type="string">
            <text:p>Tom Hardy, Michelle Williams, Woody Harrelson, Naomie Harris</text:p>
          </table:table-cell>
          <table:table-cell office:value-type="string" calcext:value-type="string">
            <text:p>Angelina Jolie, Richard Madden, Gemma Chan, Kit Harington,</text:p>
          </table:table-cell>
          <table:table-cell office:value-type="string" calcext:value-type="string">
            <text:p>Tom Cruise, Rebecca Ferguson, Vanessa Kirby, Hayley Atwell,</text:p>
          </table:table-cell>
          <table:table-cell office:value-type="string" calcext:value-type="string">
            <text:p>Una familia vuelve a su casa en una pequeña ciudad y descubre algo que no esperaba encontrar allí. Secuela directa de "Cazafantasmas 2". (FILMAFFINITY)</text:p>
          </table:table-cell>
          <table:table-cell table:number-columns-repeated="1016"/>
        </table:table-row>
        <table:table-row table:style-name="ro1">
          <table:table-cell office:value-type="string" calcext:value-type="string">
            <text:p>RESUMEN</text:p>
          </table:table-cell>
          <table:table-cell office:value-type="string" calcext:value-type="string">
            <text:p>Cinco años después del fin de la Guerra Civil estadounidense, el capitán Jefferson Kyle Kidd (Tom Hanks), veterano de tres guerras, viaja de ciudad en ciudad narrando noticias, hablando de presidentes y reinas, de luchas gloriosas, devastadoras catástrofes y apasionantes aventuras que tienen lugar en cualquier rincón del mundo.</text:p>
          </table:table-cell>
          <table:table-cell office:value-type="string" calcext:value-type="string">
            <text:p>Año 2024. Han pasado dos años desde que una pandemia mundial asoló el mundo. El virus COVID23 ha sufrido una nueva y peligrosa mutación con un 50% de mortalidad que obligó a los Gobiernos a ordenar un nuevo confinamiento mundial. Nico (KJ Apa) es un repartidor que ha desarrollado una poco común inmunidad al virus, lo que le permite seguir trabajando</text:p>
          </table:table-cell>
          <table:table-cell office:value-type="string" calcext:value-type="string">
            <text:p>Dom Toretto (Vin Diesel) lleva una vida tranquila con Letty y su hijo, el pequeño Brian, pero saben que el peligro siempre acecha. Esta vez, esa amenaza obligará a Dom a enfrentarse a los pecados de su pasado si quiere salvar a quienes más quiere. </text:p>
          </table:table-cell>
          <table:table-cell office:value-type="string" calcext:value-type="string">
            <text:p>Secuela de "Venom" (2018), en la que el protagonista se verá las caras con Carnage.</text:p>
          </table:table-cell>
          <table:table-cell office:value-type="string" calcext:value-type="string">
            <text:p>Narra la saga de los "Eternals", una raza de seres inmortales que vivieron en la Tierra y dieron forma a su historia y sus civilizaciones.</text:p>
          </table:table-cell>
          <table:table-cell table:number-columns-repeated="1018"/>
        </table:table-row>
        <table:table-row table:style-name="ro1">
          <table:table-cell office:value-type="string" calcext:value-type="string">
            <text:p>PREMIOS</text:p>
          </table:table-cell>
          <table:table-cell office:value-type="string" calcext:value-type="string">
            <text:p>2020: National Board of Review (NBR): Top 10, mejor guion adaptado2020: Asociación de Críticos de Chicago: Nom. Mejor intérprete revelación (Zengel)</text:p>
          </table:table-cell>
          <table:table-cell table:number-columns-repeated="1022"/>
        </table:table-row>
        <table:table-row table:style-name="ro1">
          <table:table-cell office:value-type="string" calcext:value-type="string">
            <text:p>URL</text:p>
          </table:table-cell>
          <table:table-cell office:value-type="string" calcext:value-type="string">
            <text:p>https://pics.filmaffinity.com/news_of_the_world-696988331-msmall.jpg</text:p>
          </table:table-cell>
          <table:table-cell office:value-type="string" calcext:value-type="string">
            <text:p>https://pics.filmaffinity.com/songbird-911502731-msmall.jpg</text:p>
          </table:table-cell>
          <table:table-cell office:value-type="string" calcext:value-type="string">
            <text:p>https://pics.filmaffinity.com/fast_furious_9-391661201-mmed.jpg</text:p>
          </table:table-cell>
          <table:table-cell office:value-type="string" calcext:value-type="string">
            <text:p>https://pics.filmaffinity.com/venom_let_there_be_carnage-316347843-msmall.jpg</text:p>
          </table:table-cell>
          <table:table-cell office:value-type="string" calcext:value-type="string">
            <text:p>https://pics.filmaffinity.com/eternals-606579877-msmall.jpg</text:p>
          </table:table-cell>
          <table:table-cell office:value-type="string" calcext:value-type="string">
            <text:p>data:image/jpeg;base64,/9j/4AAQSkZJRgABAQAAAQABAAD/2wCEAAkGBxMTEhUTExMWFRUWGBkaGBcVFxcYGxcgHhgYIRkdIBcdHSggGB0lHxoXITEiJSkrLi4uGR8zODMtNygtLisBCgoKDg0OGhAQGy8mICYxLy4yOC0vLS0tMi8vLy0wLS8tLy0tLS0tLS0vLS0tLS0vLS0tLS0tLS0tLS0tLS0tLf/AABEIARAAuQMBIgACEQEDEQH/xAAcAAABBQEBAQAAAAAAAAAAAAAGAAMEBQcCAQj/xABFEAACAQIDBQUEBggGAgEFAAABAgMAEQQSIQUGMUFREyJhcYEHMpGhFCNCscHRM1JygpLC4fAIFWKisvEk0mMWJVPT4v/EABoBAAIDAQEAAAAAAAAAAAAAAAMEAAIFAQb/xAAxEQACAgIBAgMFCAIDAAAAAAAAAQIRAyEEEjETQVEFYXGB8CIykaGx0eHxI0IUosH/2gAMAwEAAhEDEQA/ANxpUqVQgqVKlUIKlUKCRjLIC3dW1hYcSL8fAW+NRcHjXKSMxvaNXGgFiQxt46Zar1HaLelVXsfHtKTfgqJfT7RBLflVpXU7VojVHjG1ZZvrP9IKtwzZgAb6Klzmt5AN5XrTcY1kNhfwrPN4frAyrpdGDG3DMEBA9Mw9TSPNlpI0PZz6cnUB+ztrSIvY5RYd5cxsbfC50sdLVziZBiHAILW4ZRlB15OeVN7awReV2GgJvcEAKAosL9bW9TbyrtnvmfKx719GGht0ta1J9TrZ6ZY4SXXHTGtp4QxtlsATwVSb8ebHWmfoioQCVdzwRSbL+0x1v4CipNk2U5L97ix4nyPKqjF7AUaqxB11HjxqqzRboG8tqrB/E4lidSdDayCw8hXeFxpBsLH5+VWeG2ACbFrg/KrDZ25TyYmNIrhWJ7xv3bC/LyIHpTmODatGbyc0EqNF9mG80mJ7SKRR9WAwYZuZsQcxJvpf40e0Lbl7oLgi8hYtJIAG5AAHQW5+dFNPxTS2YGRpy0KlSpVYoKlSpV0gqVKlUOHtcTShVLHgoJPpXdQtsH6pvGwPkWAPyqrdIsjpceuQvZrBstra3uBa3qK9XHKVVtbMbDTW+v8A6moWNkLRKUXKWe40/VzEHhzyg+tM4whYobXtlYjQk3MZA9btVOplqJcRBzWOs92XTgMigX/vnUXBpmWSK/eIAvYhbLZNOvumpkcdpYxySI/MqPwNRMFN3JmVbDLmAI1BIYst+Yvr+8a4QkbEhUKzLfKxBGYWNrfPUmrOouy1AiQBiwAAufDlwHCpVXiqRx9xvELdSPCgyYt2THIWINzlF7DW1/Ej8fU3oE3qw3ZmSVhcIn1YFtGeQKWA4XC2F/Gk+baSkveN8OpS6X7gSxmKRxdrMb91Psgm5W/UXIOU21GptpVFg9nydr7pZ73Y+uv5fGirZWyxiC0sEYW6qQhIuCXK3sOHulvWi/YG7nZAyS6ufgAOAt4VnY8eTJpG7PmQ48Wl39Cqk2OyxC/ShjF4FgNTbzNFu9e3uzUxRtZz+qpZvRQD8ax/b7zxnMHk1OoZ+96qOFW8GLlUWL4pzcbl5hds7BLqTbQE9enK9Gu7eJijkRswAbuerEZRbztWX7qpNKpYuQp7pJ1tc8b8xRZuLu1JLjRNPJmjhGZY7GwcEBfA5eN+tanGl9mkjM5bt7ZrdKlSpkQFSpUq6QVKlSqEFSpUqhw9pUqVcLCpUqVQgqVKlUIKlSpVCCoa3tUDL2n6GQdm5F+4b3RtPEEfDpRLXMiBhYgEHkaHlx+JBxCYp9ElIAtj4ZcLjzh47iJ2Drm4hsput+YIvRtijpXM+CjZldkUspGViNR01pYx7Cl8eLw4yV+YfLm8WUX51szzbP1UxkU62sQeY50DbXftGN+FHO8HeYnlQLtLDktlGl+dZmPUmav+uwv3bwirhWKgEEa25DmfGirctiWJ+yUv66A/Egms62dt2ZOygA+rUBGyLq3G2Zje3p0rSPZ9gezhc5892tfgNOQHIC9afFbMzlJUFdKlSpwRFSpUq6QVKlSqEFSpUqhD2lSpVw6KlSpVCCpUqVQgqVR8Tjoo/wBJIiftMBf48arcTvHEPcvJ4jQfE8fSqOcV3ZeOOcuyLqqjb+244IpDnUyKjELe5uBppyFC21N5ZpTkQiNOZB/HifS1DWPmX6PiCNdAmbrc3P3CgS5Kd9I9i4LtOfu0arhJc0EbXvdEa/Xug3pnar9244UG+y7bTSwvh3N+zXuHw6en3U/PvKUDRt9nrS8+QnDfmd/4soZXFeT/ACI+NjzXvwBvQDthXMptIIgvAkZr+lFkm92GJyykIfG351U7STCyDPHMjjoGF6TimndDW+zKXYmDDyjPi5XOvcQGNT0uwPLwArX9wdp4U4dIYsQkkiZg4Js98xvdTqel+BtWUPvHFhoJMqqHykJYa3IsvoL3rNsJOQLXN73BvqD51s8eKatmdybfY+y6VfPG5/texOEXssQpxUYIysz2lQcxmIPaeGax8bcNx2DvJhcYivh5kfMAcoYZ18GS91I6GjClUW1KlSrhwVKlSqEFSpUq6Q9pUqVcOipUqVQgqFt4Nryd5I2ycr8z1P8A1VztfaKxLqdTyH96UHYqYMxYG443FKcnJrpT2O8TFb6mtEIxqOALMeLtqT18fuqJtTFWW1+PpUudiNLan5VVbZ/ScDZAL+J/7rPmnGLUTYxq5KzkMEw8hNw2lvU/91Anb/7efFr/AD/pXmNkcwohveRyx/ZXhf1v8KdnH/jFPP770bFG+3ocyS6ab9b/AAJHsjntPIL8VFvjXHtQw7xyMyaBqBdm7QeKQMhKkHiOIq73k3kmxJQylDk4EArfz1t8KihqvfZXJrN1+qIu7+48uJUySXROPDU/lQ9tfBoHaKI3VNWPLjb7zV1tDfHHyRGJCUjOh7KMgsOmfU/A1SphnjgPcfNI/wCqfdUacubM38NNYoSu5MVz5Gync2UjxryCPS54E2rtoyTYgjrfS1OutkcfqlP5vyptMTl6DHZ3Nq6AKsrKSrKbqykgqRwII1BFPlLODyIB+VKVNQRwNXQCSNO2H7b541RMVhlmtYNJG+RiOuQqVLeqgnpWz7E2tDioUngcPG4uCOI6gjkw4Ecq+SFwrG/dY+Sk1Y7C2vjcG+fCtLET7wCsVb9pCCrfC/lU6Sjj6H1pSoT9nG93+YYbNIvZ4iPSVLEDwdQdcretjcUWVUoKlSpVCHtKlSrh0VMY3ECONnPBQTT9VG9gvhJfIfeDVMsnGDa9C+OKlNRfm0UWFx5kjLMCW+N7cxemMDI5JJWwBJudNL90W515g5bYZCOIW+nPXWuopwYmYHTTyHEnypCO1G3urNdxS6kl50TIn+1/fhXGbMwFMwYgMAFNwSQCOeg1r3ANYs3QGipXSBSVWx3adjHNfgsbfIX/AArNsNi/qgT9q5+f/VaOFzRyD9ZSvxBrKsBNaNBx0o0Y20DUqi18AcxD5ZG5WJr1sQ8hCqLk2AHMk8BS3jK9oWXS5t8tfwq89l+A7fHISO7CDK3mLBB/EQf3TXPDpjE8n2Oo23d/Zww2GigB/RoAT1P2j6sSfWrAtTSmvGlsCx4DU+lMoyHt2fM+92Jz4zFycc2IlHoHIHyAqGRrOPFf5qjYmUsAW952LnzJ1p1n70p8Qfgf61xDVa+vVE6B7wqeaEj0/s1P2e+gHQ1UQ3GYDhcNbqOf3/KiPd7ZuZmZjliUglzw11UeJNSUlFWwMoXpGq7qSpHBCpYKWFwCQCbknQc+NFmDxKng6mxsbMDY9POvnrGY29pI7Ga4RXbvEZiAAo4Dievu6AcBH2biJFPEC41ygKddb3GpPE3rkcvUCeLp8z6B3y3jGAwpxLDMFkiUj/S0ihyPEKWI8QKvo3DAMDcEAgjmDwr503w3mkl2cuGZiyiZGBa+bKEcgeIuR5WrYPZVtX6RsvDMTdkXsmvqbxnKCfNQp9avWrKeQW0qVKuEPaVKlXCwqE94pXM2S5AAuosCDprpRWaBNrytI7XNmDEofDkPhoRQOQ6Q5wo3OyEWaIaC8Z1sPs9bc7fdVZjp+yTPHwa911ytwHDrYn4U7iMU/utp5/gfzp6BO6PmDWfVul/RtpdO5f2VW7+0pwJMiLMEI0z5Cua+gBFuRopwjnstVKkngbfhypYfAoubIgW+Ud0Wuep/vnUt01A6U9jxuKEOTmjOVpUdxLZR51kG0B2czpwCM48rO1bQE4CsW39bs8ZiLc2v8VDfjTEVQgpXoFdqzZmHmT9w/lNa97HdldnhGnI7076fsJcL/uzn1FY4mHaSVIk1ZiqLf9ZiB/yNfTGz8GsEMcKe7GioPQWqUEyy+yokkNVdvNi+zwWJfmsEpHnka3ztU69DPtInI2diAoJLKqWAJPedQdB4E1ahZLZgDjvIOgA+dOxrdn8Q333/AAqZgNizS55UjZkhymQr9keJ4DgdOPhXOzsO80yxoO87ZVAvxbTz56mquSSscSvQsINPEAj40RxrnwTKWK5czC3Fiq6DytpatL3f9leHjRTOTI/OxKgcNLDjTGO3VgbHJhkAjFkYot+8tyWbop7mX1JpHJnlJpKL+JF0NundELa26+DiSGJe42RSW55so1v1N6pNn7ojtc7yApe+mha51B6Vdb6b0wJiQoU21AcrdSAbEaXOjBhwppd4oI1Vm7obVe6xv5ACrQuyrUXHYL+1/CxxHD9moUOrEgf6coH/ACNFH+HnaYKYrDE6qyyqPBlyt8Mi/GgX2q7USaWArwWH/k7f+tU+4O8BwWOgnzZUzBZfGNiA9xzt73morTirgJTo+s6VeIwIBBBB1BHA9K9oRQ9pUqVcLDWJBKMBxKm3woA7USL4g2I6GjPbe0BEgubFyFHrxPwBoF2hDZ88bWJ4jkaWzPevmafAhp38iNiZQbqRm9Kfihstr2FuBN6rcRjFUkHVr8BwqRESTc3pdONmtOLUQhgclL9bVMaPKRm0Gg16mwHzqFspsoLEgBDmN7n4Aan0qt2vjHdLjtWDZhlULGDYE6ghpNbW4qbngKPPMoJWY8scpSaiEr63rFvaomTHHoY0f71+9RWjbrYqaSLtZXUhu6iAe7lJGr2u5NuNAftkiIlw7H7UbAnrlYf+9Mx2gEVUqZA9k+zu0xvbN7sClrn9drhflnPoK2fF4wIpZiABzrJ91IniwY7IFXlbPJKSAEW3dABsDoM1/wDUfQln2RMY7mTMeF3NwosLsfHjoNOFXKz2wjl2uOzMgItrry0B/HSgb2l7XL4Fbe7JIoB6gZjoONu5ztRbgZYxCgupHhYFieJAHXjes79o20riPDiJkySsVLKpRhb7LHVm7wJ6Zqscj3AeJyTkzNlZgSoJAJF7EjmRc26XNbN7FtjIkbYxgCzsVDN9kAkWHiSNT5Vj8ClpATrqK2n2cY0YfZ4zRsM87BXb3Tc6keAFwfGs72hNxxqvqv5oa6W1S8zTBLc+FV+0cEocYnQMgIJtxXWwPW1z/Eaah2nAFlldgkSC7O2gW176/DTx8aC4vaIdoYxMJg0ywlZWlkkFmYKjZcq/ZXOU1Op8KFxurNjc5P4fVIVUXGVfiVe82EQS2aw7Q5lY3yoCe8x46C99BepZxOFmciMoyqRlCWOVdADpyNr+tVe857R0Lu6wqvZMEsGDa2BJ4C54fnVXs7Z0aqZAZIjfQ5k71uPLwruGlEaySdgx7TJAdoSD/wDGkaAfuBv5qE8wq23rxIlxk8h5yEW/Zsv8tVDm400HWtvGqijOybPpv2K7SafZMOc3MRaK/gp7nwUqPSjqss/w9bSjfASQL+khlJYeDjuH/aw/drU6XkqbKntKlTWKYhGI42NUbpWXSsDN4cfJJIQmXIvAsL2PDQddL0M4x5Qf0g+Fvxq82szE3UrdRquYWP4g0I7UkJcMAdeIPKsyV93dnp+DjVJKiXhYMzgWUkm9xp99WMcoqNutBcSTNqsZUEXOpa/raw+6r3FSmc2V3iQaZY8oHwy1SCUXvuU5Un1uPoOSSRwQpLLIFDAk342BtoOJ/rVZi9rL9GDBHaN1LKUUPY21HHS1iCaqt88KyOzNqrRqFNuAHAEddD4cKi7QwH0fFYfARM4wmLVhIpa5JW5ksfsZhkHdtcMadni8RL3GdGSjt7sW6G9ymEQxRSZkDNchLMC4GneudXXS33VRb1Yn6ecMI27Rmk7MAe8MwH2TqPdJvwp14Ox2kY4kABd41RRbRogygAeKj4VP3Z2b2KiRAjTy5lRlOZYgLhu+txnJuO6dBz40w2scRf789eYRYrBx4eICRjmAGVIrEjL+8t/EWPCqfGbwtIexuyhlKgOuQkm+uvHlYUF7R25MZWjBYOGKkKgvoeR1J87+tXMe5G0JkDh1Gg0me7fELp5fOg+LJbk6CeFF9h0bUkw+WCRApuAWHugcL+J5W/6qsxOHfHbRjiBzrxYqbhEuM7X0tZQPW3Gpm0Vm7P6LiVyuHQFgb6cmvfUG41oc2btD6NiXtYgq0R8mt+Vjfxo05OWJuHegcI/5KZvEOx9jon6CG0fPs7sSAOYF3J0txueF6i7V3gw3ZDDRYV3UDRWzQhOPUZlOp5VTQZFwoncd9yQArZgb6m7WsOF+tgaqMCC18oyKeJ5n8hWbxcviwfWl6fXcJmxdE6jJuio3xbGNhzmKLh4yLQxs2UEtYXYjNKdeZApr2NNlxzFvtxOinxBRiPKyn4Vb79WXBhRa7yIo89SPuoSwW0Po6r2N7RkkzqpvcnKSCe6uptbx51p4kopKKFcrew83n3cdDJJFnaN9ZIx3j1uB9oeXeHjUPc/d8Tssln7MfbkJsbH7KnRrdTp58KgPv5iJcPJGrhZSvddRZrcwNe6xFwDyPTiJ+5+98rYSdJiX7KNjHMdc1kJyMebAag8xfmNSR4uNytCmTkzUdmR7QxOeR3Gud2bh+sxPH1qEzE8acR7DlXhfpamYl5aNn/w2L3scegw4+c/5Vt9fO/8Ah92r2WPkgJ0xERt4tGcy/wC0yV9EUvk1Ii7HtMY5gI3vwykfEU/Vfto/V2BsSRa398KDN1FhIK5JABvDExuSSQLDKCR635+tDWISMce7661ebyYxgCqG+upoUGH5m5PU0jLpXY9nwoPw02wl3TxyjtItSslvQqCVNuNuN6hiVVmUkyHMGDd63G9jx468R4V7u13XLjipUj43/Cut48Th4Zi0sJeMksgyoTY/Z73AfhSuWLbi/kLchRjll71f1+Q3vfLHFHEmZiZEkIDNcjhYddCxGvxrjeWQtiNn4jksi/7kiN/K4HzoS2ztM4iXtJlAGgVVt3R0vbWifb+0IZNnQNHIrSRdmGUaMCoYXt5D7q18MNJHn8uTZUb/AO0/o886Rn6yUAO3NFy2yqeRbW56WHWpXs7xTzqO59XBHIoCiwLOUPDhm7pPr405tHdifF47FyKyxRK6t2shyqbqSEU8Ce8L9AB602zN559mFsLLGjISzBkADAm4uDwcaDjrbnyrmSDljaXcJGUVJehquAwEKSGQRqJHABa2p0601BteZJyssQEYDHtA3AAE3Og+H9mq3e28mLVXXTqOYPlVfvNvlFHHKoZmZ1eLs8rI6EqRfMeABPHXiLVlpTlPpS2OSSUeryBfevby4nFzGN1MbZQji4uAgOnTv6a9KETAXkkC6kX+VMiSwsONv7/CjPYe/wCkYQz7PglyDKrKqqR1FyrXNbXQ4xqJm9W7aCHESRwYVe+ezY3AdtTpwOunEVEwe1obXeZPLMPQCq/EYyTasSBIY4uzfKwjjsouty2bVh3rd3ofChiLDtnIayiPVr/ZsbAeZOgHOkcPHeJVJ7tsvl5HiNtINt8MXHIMKsTo+ScMbG+q2NvgTx5edEEsWYSxYrELJDIhQoq8JNL5SCAMrX1tc6XtagHExMjR5gQVGcjXQHgPHS5J55r1a43bEyoRHeRzqM93AGnXRV8eunOjZsWRqPh9wOLPjU2p9ilx+xjgwMxBlZ3ykHQxiPiRwVgzA/GnN38Zkwm0lP28PcX65wnx+s+QqbDBPMFXENmGVgt1ACE883HiBxPLpQ3i3KQyqwsWAVh0tLGxHxSn4YsmOK8TuzPyZMeTJUO2gfsp60hCp6geNhXQkvoB6k1zIp6C3qfvoiDSewn9lcoXa2DsD+kI18UcfjX1bXxvsHaxwmKhxKC5idWseBsdR6i4r7Gz0vmWzqO6q9u+74kEeXWrSqLb9zoDbypfJ90PhVzRnO2ykb2Y256XvVBNIGbQm3KiHbmHTUtIrEaAD3qopY7MoAve1r+PhWdJ7o9rxHHoXqWez17PCyz3ICtZeHfY5QFsdCO8SR4VQLhpMW6xFiXkbKpbXKouW046W9dKLd6yRFFhwqpGhGWxJJa3fci2t7n41TbsYN2xiZFLZbsbcgF/6HrbmKt2Yq5KeKeV6u6+C7fXyK/ePdMYde6zuQM1iVNhbW9gPLS9Ccj2jc24so+Tf0o83tx8TCV0AuxIzB9WJ7tiuc2IsxIIBHOgDGG0Y8Xb5Bf603xZtrZhZ8W0bdtXFr9Dwbh9HVXb9oiO/ke8R5XqNv8AYXBuVgxBBkl1Q926i9s1yO6OWhF/jQtvNjU/ynZTEHvRvGSpswKqguOTcOBoL3s242JxDTMbnLGuhOmVBfQ8O8XPrTsJ1QB4k4L5lnvBsWfZMyTQyZ0bgSNG8CBofjQttbasmJlaaQjM3IaAAcAB0o+3a2iuOwcuCna7WvETxBA0oMxew2RSr9yZW1R7gMpFwysdBqLa9RVpQjfWlsEpuulsr9nyESLdQy3F1NtRzFzw86cxc65mUNmjuSFC6KDzF7WNtOHnXEOCe92QhQRmJuB5Zup0GnWndp4sPZY0EUOlgBxYCxYuRcnjf7q41uzl7JGzpcRGA0TiMOBfKUGe17XzNa+raac/GirY8UssbXWDNa6q2CYAkA5czIoU3BHeBOjX1qj3OwiEmWWTMsDBlgBP1lrm5Nxljva7eJ4caZxO2cbPK8YxDPmbN9UWCA8sugygcL6A8deNVa9Sj26QYdqyDJKdn5S1yocpre19XGU5bn0I6XcRIZv/AB3xmCwiKBIGSXNnLAhQWL94CzG17gFetZtjNmSROVlFmW1+Z1GYa87ix9afiGVRb7S68/tHrwOg1Gvxq8U+6YLJGPmaLgovo8ix/SExMbHuvHcqGtcqGPHTjY29b0K78w5XPRmU/AOD8xf4VW4WcoUsdAbgcgRblVlv3KJPo5v7ys/xEY+RVvjTDk3Cn3QjGCjmTXYGI4hytemHpx1y6Wt4/wBaadb/ANKqhnzLfcfBJNtHCRNqrTJm8QDcj5V9eV8u+xjZ7TbWgsNIs8rHoApA/wBzLX1HS2V7Cx7CoX2xITmIBPEd3X4gcKKKEN78OY2DxkAsDcaXJ6i/GkeU3GNob4qTyJA8cGArSdmUC/rga+XOh44rPPG1tAy2/iuL1YTGVx3mY2OiKoAv1NtPXWu9mbJdnUELfMLc+Y6Vnubk0orR6fE1jjJzY7tyAPikR2IWOBS1hqSQLAaHUkqOB486dAlkQx4KHsre8ytxPjJxJHnV9jN31fENIXsWUC1uAChePXT4Vydp4fBgIJFsb5jqdRYHh6UWU6boQWZShGMFbSWt17/iDeN3WxGOI7TLG4Az2UAZxcZ7qO9mBv5i1Z3vvsv6LKICblFGY8izMxJ/hy1tUG9+EVh/5CAsL5WuAfIkC2orGvaLiTLjZnvxYW9ERf5aZwyd7AwjOU6apHm38WG2Ts4BzmRsSrLY2sXBU34XsLD16Gg8uSb+Gv8Afwoobb8Z2Z9CZGMglzq4NlAuLgj7X2rdL+NC5FOxYFwatErZeOaGVZEbKwPH86LcJBFiMRmxz2fFMwzR8IxbKGNz3vsgLoALm2lBCpox6AfePwvT42ixC3NyhXKfAUaMvUVyQvsTN69lT4WTsZGLIpuhBOU6A3HQ2OvjeqvDw5lOoFiOPA30/En0olXbf0iNsPIgctKGR2cgi+mUfqrrx5elQ8VssQrmlUZ2syKtsqrcgkoTc6hgdcylRf3tOyA3Sp9yHtACJuxUA5QQxOVg97d9W1ABFiLeHjTezMUsU6sT3TdXBAsFbTnxtxtblUcIAbpqDw6r4Hx8edGg3ZTEQx3bIYla5AF2Frny1ub+JqjaXcnYG9tDK2QggxrlYls2Yiy5r8gQBYDlauJ7CwuLgAGxBGmmhFey7TJCHOTIqBMygCwHu2biTqbnwFjUFpCTckknUkm5PrzokV0qgErl3JqtqPAU7tqVmMQtfLEB/vemMLrrTm1A/aaA2CqCVF/sg8tRxqy7i/8AsRie4QwHDSx1vVaX9KlPhtdTYnXW4++mmi43OoHx9auWjSNT/wAOUN8ZiX6QAfxSKf5a+gKyH/DtsRo8PPi2FhOypH4rHmzN5FmI/crXqTyO5B0KgrbbkyM7WNgQobW17Xt8KNaCtvSasaR5fZDvD++DST97h4aaVey41IYUt3Gc6OATltryBOvChXaGKYEgGjHcDDifCyiYZwZLWPQKpHlqTSOBuU3A2uWlDEsku1opY94IwztLnkUWXuOwGo0NjY9R5jyqhx+P94xLo2iiUmYrzNs2q8PEa0ab77Lw0GHGSJQzNa+pNgDzJ8qyvEzFQQDpr8xamXjlDToZ4EMeePXBNeW+2vd2Im0JS1w2oOtuABsBewNhVNtPWRvAkfA1Zy4lgt+7cnS6ITpzuV/vWqqbWiRkO5MFECRaYYVYQYYyOiDi7Ko9SAPvoix24Esays8oAjbFW7p764dLlhrpmNlA5XpmMjF5PTB0wNI7jeLKPk39KtN0dhfTcQmHuVzN3mGpAsbm3O1qJZfZ9lk7M4xLASGQ9kT2bJJDHaxNzdpgAdPdJp3YG6M8MweLHCEm6CRIyxObFnDx2F9Q7KWvyA50SzNnOIKbf2FLgMWYZRorAq9iFkW+jDw6jWxuKifSHYmJCzqT3Q9iy+TfZ9LA2FFO9uxMY+H+mYrFGYIi5Mw4hsQ8YAPkufyNqrNztgyYvMIpFjIkgiuVJP1rMLjXTKEZvG3LjV1IC6qyPh8CqSBeJU94+P8ASi+VsmDxB4fVOPipH41XbP3EnvH2mJEPaAn9GXKk4lIIhYEXzs+YHkBUn/6SxUsQj+nAmV4lMXZm2STESRo+e+v6F5MvGwqr2wdpGdXNh0PCpDLr6L/xFFqbiK/e+np2WSMxuYmAYvFNNkIzfVkJESb83Arw7lSCGWVsSitFGXydiCWK4SPEOua+lhIq3PE0ZSQOW+xQ4LQ3+IpzaJdJZDkLDMQGQg6cByuDwq2Tdl0lxiSYtIxhDErP2CtnaQGygcrEEX8KqJoUiNyUdjcknUk/HTytRIuxSUaeyox2LMhDXJsLWPIDlUQk1LxZLsXNgSeQsOHTyq03L3cbH4yLDqDlLAykfYjB75vy00HiRVm62EjR9LezfB9lsvBp/wDCjHzcZj82okvTMYCgKosAAAByA4Cus1JMIOtwobx+wZZNQ6Dw7x+dEtcSNYUHLjjPuGxZZY3cTKdtbEljOuVuPu3/ACor9nGFdIHLWyu91ANzoAGv04D4UxvExJNuB0udPO1N7hYwiaWC91K518CCob43HwrK4/TDko2+RKeXhv3U2N+0yW/ZoOQJ+J//AJrL8ZHdrcBxJrQ9/mLYnKLk5VUKPItw/eoR3q2ScOsKt78il2HQXAUf8vlTnIlv4Gh7JlGGKEPN/wBgni3uegGgHQVCkWp060S7swwx4LE4qWBJijqqq4H+m+tjb3r+lUg7NblzWLHdX2X4gvu2yLjMO0rBY1ljZmPABWBP3Ud7e3uw2LQFpQgaB4mXgymWfCrIbWIvlSd/IigHbWKSWVnSJYVNrRpwFgB0HHjwoo2nsCKPYqTGNO2ZkcvYZsrscovxtltTMJaMDnYYuUZStN6JsWJwX0sSPjIiVhSKViWKYmMyyo6v3LySDDCHha72PKuN3tt4SNIb4iNBDFgyysWv9V9KldVspzMJZIhbTgfCgndLZ4mxuHjYBlaVcwOoIGpBHMEAim99YY1x2IWJVRFkKhVFgMoANgPEGjIzcmBdXTYZbT3pibZ+Hw0c0HawtBrKM6EJgsz3BUhvriyAEe9bzqm3A2zDhYc7SKsgxBkym92EeDxHZfGWVQPEVzsDZ0P+T4/EvGjurpHGzKCUJKAlTy9+/pQO/A1dbF/DVNGubze0KK8mIw5idymFWGN1vkyzYmQkoCLMgEHPRiONRTtDCvBhk+mxo2XCkujEPEcPhZmBYlCF/wDJkUcDoSfIlw2x8Cm0Itm/5dh2/wDGEjysAWFrjUFTmJIGpPOse2dh1k2hHGq/VyYlUC8sjShcvllNqtHYCkGePxOAK7TZcTFacMOxFwjyCKFopY1y3B+kNPrcALcWsauNpbx4N48QoxUXZyyTKY9c7XlwkcT+7+jEUMjHUAgi4PLvD7CwZ2rtO+Gh7DC4YER5FyBsitmC2tfRtazHdwiOeJ2w4xIB1hbhJdSADoeZvwPCrJIHQa4zGpk2oYsVh2bEYsSaXbPFlkIVM0fv3kUaWtlax659jBc61sftD2VDHGIMNs/DRtIiOZVyI8Zzaqq5dbhbXuONZTjsE6e+pH99eFWhki3QKcJd6KkVp/sE2mUxc8GUESxZ81hdTG3XjY5z6gVmxjra/Zfua+BL4jEWEzrkVFN8i3BNzwLEgaDhl8aJNqiRWzUO1pdtVY2Jrj6T40AJQSSPYXNVW1caFAJOljp16VZYpbqQelBO88toxc62/E2+VqzuXlcIuhzhYVkmkys27tB5FLAWUEDj1vb7ql7rrkx/ZrqUV1kN73AAu3h3sotTcGzgMC+a+eU3UAEnuXOgHWxqX7MsKwM0hXQ5VBPG4uWA8NVpDDjk8sG+73+v8GtmywXHyKPZa+N1v5bCjC7FQTSTvZ3c6G3uKALAeOlyfLpWZ+02XNjGB+wiKPgW/mrYKxbfeUPi52HDNb+FQp+YNP8AMqMEl5sX9iuU+T1S8l+wF4lKMdkvh4tkg4lHeOac92MgMSOGtxp9XQniFq427jIjs7CQI4ZlLO6jipOY6/xGgYno9NzYPKscN7luvcmwXXDdrMI4wR2jhUB1IzNZb+VxWj76uDgsci+5BLhol8lWP8WI9KE9x2iTGxSTuqJHme7aAkCyjzub+lXm097PpezcUszoJTKnZRgAMUDxnhzsM2vgaZh2Mvnwm80UlpV+b/j8yi9leEz7ThP6iyN/sI/moS25N2mImkGueWRr9czsfxo49luNggxUkk0qxDsWVS5tqzLw62tQ3vBsaGCQJBiFxKZATIq2F7kZbXPQH1o8WI5NZpX6L/0vHHZ7tjrPi/8Ajf8A/VQXsPC9pisPGR780S2/akUfjWmdhgZ9k4TDSY+KB4c0jLbMxZi5y2uLHvmgjcqeKPH4WSZgkaSBmY8FsDa/raiREfKXzNSw8t9ubSn5YbBhfUrG/wCDVl3swwufamDB1+szfwIz3/21oW1doYKFNrTx4+KeXHJlSNAcyaOoFwTm98a6Wy0I+yvFQwbQSWd1jRUkszcAxWw15aFqvHSYrWmFeHmzR7w4gcWYwL5gyJ/MtMbt7DjwsyRkZ5HAzSdLkDKvQXPr8qeK4WPBzYSDGx4mbF4sTHs1IyrmRmB1OgEbak6lgLVxg8U0u0oIhoiOsjH/AEp3jc9CbD1oGWTtRRfHFKLky79pKXlYgaqqgW8r/jWdzvnFjrpqDRnv7vCokcIQTcgH5A0HwoBGXkOp4DnVYrbZ19kvcM7qbHU4/DhtUzF/4FLAH1C1skuKrPty1HaM9tVTTwudfl99Fry0wpNrYKMCY2Lrn6VVbNLao/0mul+k1l1BBB4VnO3wZsSkC9eXIc/kK0LENZT5GgPZ8TidpGOUkszEj3Yk4+Rdso8gazeZHrcYfiM+z5dHXPzS18RjezGMDFhob5tPd0Ouirfxub+lHWxdnCCFIh9kanqftH43oM3MwJnxL4qTgpNumY8P4V+8VoAq/Fj1N5H59vgTnyUFHCvLb+L/AGGsZPkjdzwVWY+gJrCsWCdTqTqfPnWx72yWwsg/XAT+IgH5XrMcVggBS/Ol9tL0HvYtRjKXq/0/sE8UlS4NoYVQA0GeyoD3UF8t7m/HU2ueJ18BXWLw2tNfSJAbAj+FfyqmKSR6ScVkiv3r9Dxcfh+3VzhwYgGvHZRclmI1vqACAL/q28aaONw4TKYe9kIv2cZ7xRADc6+8Gb97rqJa42VTmDWNiL5V4G1xw8BUbG7Ulb3iDrf3V43GvDjoPhTEZpieTC2+3/Z/sef5nhLEfRdbmxyJ3buCefesAwF+ttLV5g5EVmkbByujyBo7RDLkGcBQLZTcsL207gqMm3JkZmD6sQScq8hYctLAD4VabI3gxVo4IgupCrrLzboJABqeQFMRaM3Pgkk9fmynlkRJD22GIzYcKqNGEIksLShTxGcMb8SCRXGLxETSqVw4WMS5yuSMFlyRAJpoASr6cO/fU0Y79RvBNHZsxaKzMRckhnubuWYaHryqil3gxbAhpLhgVIKpqCLEe7zAA8lUchRerdGbPaTX6kHAYjDqSXgzDtXbKY4/cKkIubiMp1sNPgKebF4bJYQAHssubs4/eH2reOt248Dx4cY3ESTOZJGzObXNgL24aAWqLLHVtirLDYTp/mAmW0cYLtlsF7uU2UKNL6j76lYXeEJiZ5ALCRCqm3CxFuHKh8ivQajh1O2V66VIfZWds7a31A43NWmG2HPKQWGQdX4j93j91VuyxeeIf/In/IVpKsK6o0cS6tsi7I2WkCkLck8WPP8AIVMlanFItUaRhUCJDMxNqhZmqZNOAKgdr5V1HGbFj5bKbcToPx+X4UFbyzlfqox3pAqvbmATlUepI8hRdtJrDN0v/f8AfShnBxZpe1PLUfh8Kz8rc30r6Qxwko/bfl+vkEWxsIIIUj5gXbxY8fy9KnCcVVRz9TXpm1piLUVSAyxuUm5dxneyS8S/tfymgbFycqMNvPcIvmfuoTxWHN9KS5Eeqdo1vZ6UYUyofDEk0x9B1q5KWppxUhi0a0crKmXCDpVdiMDV7LUZxROkupME58IQ3CtA9nOyF7RpWH6MALfq19fQA/GqYRAa2o+3Zw+TDgni/e/L5AfGi4029mf7Qn/jr1Kj2jbNDoko4oSp8j+RHzoBOFrUt4lzwOvSxHoR+F6Bnw9Hfcykn0UUqQa+fWvZcJ/qX+IVZPBUd46shecCnOG8V+IrxcKbE5l0IFr8b9PAc6nPBTPZa0RCzQ/s7BlMQgzK1j7ynQ3XTjY8+YrRocLGFAbKWAN7ONWARgBr0Lj0rOsNob+FTonuajLIMoGiLAZbqsSu/etclVJA1142t1JvoKr9pTqGAUAWUZrEnU68SeQIB8Qapkkr0tVS51iZ71F7alMKj10qz//Z</text:p>
          </table:table-cell>
          <table:table-cell table:number-columns-repeated="1017"/>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1">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23:10:18.425871304</meta:creation-date>
    <dc:date>2021-02-01T23:39:19.236096002</dc:date>
    <meta:editing-duration>PT7M37S</meta:editing-duration>
    <meta:editing-cycles>1</meta:editing-cycles>
    <meta:document-statistic meta:table-count="1" meta:cell-count="63" meta:object-count="0"/>
    <meta:generator>LibreOffice/6.4.6.2$Linux_X86_64 LibreOffice_project/40$Build-2</meta:generator>
  </office:meta>
</office:document-meta>
</file>